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tock price test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1/3/2017</text:p>
          </table:table-cell>
          <table:table-cell office:value-type="float" office:value="778.81" calcext:value-type="float">
            <text:p>778.81</text:p>
          </table:table-cell>
          <table:table-cell office:value-type="float" office:value="789.63" calcext:value-type="float">
            <text:p>789.63</text:p>
          </table:table-cell>
          <table:table-cell office:value-type="float" office:value="775.8" calcext:value-type="float">
            <text:p>775.8</text:p>
          </table:table-cell>
          <table:table-cell office:value-type="float" office:value="786.14" calcext:value-type="float">
            <text:p>786.14</text:p>
          </table:table-cell>
          <table:table-cell office:value-type="float" office:value="1657300" calcext:value-type="float">
            <text:p>1657300</text:p>
          </table:table-cell>
        </table:table-row>
        <table:table-row table:style-name="ro1">
          <table:table-cell office:value-type="string" calcext:value-type="string">
            <text:p>1/4/2017</text:p>
          </table:table-cell>
          <table:table-cell office:value-type="float" office:value="788.36" calcext:value-type="float">
            <text:p>788.36</text:p>
          </table:table-cell>
          <table:table-cell office:value-type="float" office:value="791.34" calcext:value-type="float">
            <text:p>791.34</text:p>
          </table:table-cell>
          <table:table-cell office:value-type="float" office:value="783.16" calcext:value-type="float">
            <text:p>783.16</text:p>
          </table:table-cell>
          <table:table-cell office:value-type="float" office:value="786.9" calcext:value-type="float">
            <text:p>786.9</text:p>
          </table:table-cell>
          <table:table-cell office:value-type="float" office:value="1073000" calcext:value-type="float">
            <text:p>1073000</text:p>
          </table:table-cell>
        </table:table-row>
        <table:table-row table:style-name="ro1">
          <table:table-cell office:value-type="string" calcext:value-type="string">
            <text:p>1/5/2017</text:p>
          </table:table-cell>
          <table:table-cell office:value-type="float" office:value="786.08" calcext:value-type="float">
            <text:p>786.08</text:p>
          </table:table-cell>
          <table:table-cell office:value-type="float" office:value="794.48" calcext:value-type="float">
            <text:p>794.4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94.02" calcext:value-type="float">
            <text:p>794.02</text:p>
          </table:table-cell>
          <table:table-cell office:value-type="float" office:value="1335200" calcext:value-type="float">
            <text:p>1335200</text:p>
          </table:table-cell>
        </table:table-row>
        <table:table-row table:style-name="ro1">
          <table:table-cell office:value-type="string" calcext:value-type="string">
            <text:p>1/6/2017</text:p>
          </table:table-cell>
          <table:table-cell office:value-type="float" office:value="795.26" calcext:value-type="float">
            <text:p>795.26</text:p>
          </table:table-cell>
          <table:table-cell office:value-type="float" office:value="807.9" calcext:value-type="float">
            <text:p>807.9</text:p>
          </table:table-cell>
          <table:table-cell office:value-type="float" office:value="792.2" calcext:value-type="float">
            <text:p>792.2</text:p>
          </table:table-cell>
          <table:table-cell office:value-type="float" office:value="806.15" calcext:value-type="float">
            <text:p>806.15</text:p>
          </table:table-cell>
          <table:table-cell office:value-type="float" office:value="1640200" calcext:value-type="float">
            <text:p>1640200</text:p>
          </table:table-cell>
        </table:table-row>
        <table:table-row table:style-name="ro1">
          <table:table-cell office:value-type="string" calcext:value-type="string">
            <text:p>1/9/2017</text:p>
          </table:table-cell>
          <table:table-cell office:value-type="float" office:value="806.4" calcext:value-type="float">
            <text:p>806.4</text:p>
          </table:table-cell>
          <table:table-cell office:value-type="float" office:value="809.97" calcext:value-type="float">
            <text:p>809.97</text:p>
          </table:table-cell>
          <table:table-cell office:value-type="float" office:value="802.83" calcext:value-type="float">
            <text:p>802.83</text:p>
          </table:table-cell>
          <table:table-cell office:value-type="float" office:value="806.65" calcext:value-type="float">
            <text:p>806.65</text:p>
          </table:table-cell>
          <table:table-cell office:value-type="float" office:value="1272400" calcext:value-type="float">
            <text:p>1272400</text:p>
          </table:table-cell>
        </table:table-row>
        <table:table-row table:style-name="ro1">
          <table:table-cell office:value-type="string" calcext:value-type="string">
            <text:p>1/10/2017</text:p>
          </table:table-cell>
          <table:table-cell office:value-type="float" office:value="807.86" calcext:value-type="float">
            <text:p>807.86</text:p>
          </table:table-cell>
          <table:table-cell office:value-type="float" office:value="809.13" calcext:value-type="float">
            <text:p>809.13</text:p>
          </table:table-cell>
          <table:table-cell office:value-type="float" office:value="803.51" calcext:value-type="float">
            <text:p>803.51</text:p>
          </table:table-cell>
          <table:table-cell office:value-type="float" office:value="804.79" calcext:value-type="float">
            <text:p>804.79</text:p>
          </table:table-cell>
          <table:table-cell office:value-type="float" office:value="1176800" calcext:value-type="float">
            <text:p>1176800</text:p>
          </table:table-cell>
        </table:table-row>
        <table:table-row table:style-name="ro1">
          <table:table-cell office:value-type="string" calcext:value-type="string">
            <text:p>1/11/2017</text:p>
          </table:table-cell>
          <table:table-cell office:value-type="float" office:value="805" calcext:value-type="float">
            <text:p>805</text:p>
          </table:table-cell>
          <table:table-cell office:value-type="float" office:value="808.15" calcext:value-type="float">
            <text:p>808.15</text:p>
          </table:table-cell>
          <table:table-cell office:value-type="float" office:value="801.37" calcext:value-type="float">
            <text:p>801.37</text:p>
          </table:table-cell>
          <table:table-cell office:value-type="float" office:value="807.91" calcext:value-type="float">
            <text:p>807.91</text:p>
          </table:table-cell>
          <table:table-cell office:value-type="float" office:value="1065900" calcext:value-type="float">
            <text:p>1065900</text:p>
          </table:table-cell>
        </table:table-row>
        <table:table-row table:style-name="ro1">
          <table:table-cell office:value-type="string" calcext:value-type="string">
            <text:p>1/12/2017</text:p>
          </table:table-cell>
          <table:table-cell office:value-type="float" office:value="807.14" calcext:value-type="float">
            <text:p>807.14</text:p>
          </table:table-cell>
          <table:table-cell office:value-type="float" office:value="807.39" calcext:value-type="float">
            <text:p>807.39</text:p>
          </table:table-cell>
          <table:table-cell office:value-type="float" office:value="799.17" calcext:value-type="float">
            <text:p>799.17</text:p>
          </table:table-cell>
          <table:table-cell office:value-type="float" office:value="806.36" calcext:value-type="float">
            <text:p>806.36</text:p>
          </table:table-cell>
          <table:table-cell office:value-type="float" office:value="1353100" calcext:value-type="float">
            <text:p>1353100</text:p>
          </table:table-cell>
        </table:table-row>
        <table:table-row table:style-name="ro1">
          <table:table-cell office:value-type="string" calcext:value-type="string">
            <text:p>1/13/2017</text:p>
          </table:table-cell>
          <table:table-cell office:value-type="float" office:value="807.48" calcext:value-type="float">
            <text:p>807.48</text:p>
          </table:table-cell>
          <table:table-cell office:value-type="float" office:value="811.22" calcext:value-type="float">
            <text:p>811.22</text:p>
          </table:table-cell>
          <table:table-cell office:value-type="float" office:value="806.69" calcext:value-type="float">
            <text:p>806.69</text:p>
          </table:table-cell>
          <table:table-cell office:value-type="float" office:value="807.88" calcext:value-type="float">
            <text:p>807.88</text:p>
          </table:table-cell>
          <table:table-cell office:value-type="float" office:value="1099200" calcext:value-type="float">
            <text:p>1099200</text:p>
          </table:table-cell>
        </table:table-row>
        <table:table-row table:style-name="ro1">
          <table:table-cell office:value-type="string" calcext:value-type="string">
            <text:p>1/17/2017</text:p>
          </table:table-cell>
          <table:table-cell office:value-type="float" office:value="807.08" calcext:value-type="float">
            <text:p>807.08</text:p>
          </table:table-cell>
          <table:table-cell office:value-type="float" office:value="807.14" calcext:value-type="float">
            <text:p>807.14</text:p>
          </table:table-cell>
          <table:table-cell office:value-type="float" office:value="800.37" calcext:value-type="float">
            <text:p>800.37</text:p>
          </table:table-cell>
          <table:table-cell office:value-type="float" office:value="804.61" calcext:value-type="float">
            <text:p>804.61</text:p>
          </table:table-cell>
          <table:table-cell office:value-type="float" office:value="1362100" calcext:value-type="float">
            <text:p>1362100</text:p>
          </table:table-cell>
        </table:table-row>
        <table:table-row table:style-name="ro1">
          <table:table-cell office:value-type="string" calcext:value-type="string">
            <text:p>1/18/2017</text:p>
          </table:table-cell>
          <table:table-cell office:value-type="float" office:value="805.81" calcext:value-type="float">
            <text:p>805.81</text:p>
          </table:table-cell>
          <table:table-cell office:value-type="float" office:value="806.21" calcext:value-type="float">
            <text:p>806.21</text:p>
          </table:table-cell>
          <table:table-cell office:value-type="float" office:value="800.99" calcext:value-type="float">
            <text:p>800.99</text:p>
          </table:table-cell>
          <table:table-cell office:value-type="float" office:value="806.07" calcext:value-type="float">
            <text:p>806.07</text:p>
          </table:table-cell>
          <table:table-cell office:value-type="float" office:value="1294400" calcext:value-type="float">
            <text:p>1294400</text:p>
          </table:table-cell>
        </table:table-row>
        <table:table-row table:style-name="ro1">
          <table:table-cell office:value-type="string" calcext:value-type="string">
            <text:p>1/19/2017</text:p>
          </table:table-cell>
          <table:table-cell office:value-type="float" office:value="805.12" calcext:value-type="float">
            <text:p>805.12</text:p>
          </table:table-cell>
          <table:table-cell office:value-type="float" office:value="809.48" calcext:value-type="float">
            <text:p>809.48</text:p>
          </table:table-cell>
          <table:table-cell office:value-type="float" office:value="801.8" calcext:value-type="float">
            <text:p>801.8</text:p>
          </table:table-cell>
          <table:table-cell office:value-type="float" office:value="802.17" calcext:value-type="float">
            <text:p>802.17</text:p>
          </table:table-cell>
          <table:table-cell office:value-type="float" office:value="919300" calcext:value-type="float">
            <text:p>919300</text:p>
          </table:table-cell>
        </table:table-row>
        <table:table-row table:style-name="ro1">
          <table:table-cell office:value-type="string" calcext:value-type="string">
            <text:p>1/20/2017</text:p>
          </table:table-cell>
          <table:table-cell table:number-columns-repeated="2" office:value-type="float" office:value="806.91" calcext:value-type="float">
            <text:p>806.91</text:p>
          </table:table-cell>
          <table:table-cell office:value-type="float" office:value="801.69" calcext:value-type="float">
            <text:p>801.69</text:p>
          </table:table-cell>
          <table:table-cell office:value-type="float" office:value="805.02" calcext:value-type="float">
            <text:p>805.02</text:p>
          </table:table-cell>
          <table:table-cell office:value-type="float" office:value="1670000" calcext:value-type="float">
            <text:p>1670000</text:p>
          </table:table-cell>
        </table:table-row>
        <table:table-row table:style-name="ro1">
          <table:table-cell office:value-type="string" calcext:value-type="string">
            <text:p>1/23/2017</text:p>
          </table:table-cell>
          <table:table-cell office:value-type="float" office:value="807.25" calcext:value-type="float">
            <text:p>807.25</text:p>
          </table:table-cell>
          <table:table-cell office:value-type="float" office:value="820.87" calcext:value-type="float">
            <text:p>820.87</text:p>
          </table:table-cell>
          <table:table-cell office:value-type="float" office:value="803.74" calcext:value-type="float">
            <text:p>803.74</text:p>
          </table:table-cell>
          <table:table-cell office:value-type="float" office:value="819.31" calcext:value-type="float">
            <text:p>819.31</text:p>
          </table:table-cell>
          <table:table-cell office:value-type="float" office:value="1963600" calcext:value-type="float">
            <text:p>1963600</text:p>
          </table:table-cell>
        </table:table-row>
        <table:table-row table:style-name="ro1">
          <table:table-cell office:value-type="string" calcext:value-type="string">
            <text:p>1/24/2017</text:p>
          </table:table-cell>
          <table:table-cell office:value-type="float" office:value="822.3" calcext:value-type="float">
            <text:p>822.3</text:p>
          </table:table-cell>
          <table:table-cell office:value-type="float" office:value="825.9" calcext:value-type="float">
            <text:p>825.9</text:p>
          </table:table-cell>
          <table:table-cell office:value-type="float" office:value="817.82" calcext:value-type="float">
            <text:p>817.82</text:p>
          </table:table-cell>
          <table:table-cell office:value-type="float" office:value="823.87" calcext:value-type="float">
            <text:p>823.87</text:p>
          </table:table-cell>
          <table:table-cell office:value-type="float" office:value="1474000" calcext:value-type="float">
            <text:p>1474000</text:p>
          </table:table-cell>
        </table:table-row>
        <table:table-row table:style-name="ro1">
          <table:table-cell office:value-type="string" calcext:value-type="string">
            <text:p>1/25/2017</text:p>
          </table:table-cell>
          <table:table-cell office:value-type="float" office:value="829.62" calcext:value-type="float">
            <text:p>829.62</text:p>
          </table:table-cell>
          <table:table-cell office:value-type="float" office:value="835.77" calcext:value-type="float">
            <text:p>835.77</text:p>
          </table:table-cell>
          <table:table-cell office:value-type="float" office:value="825.06" calcext:value-type="float">
            <text:p>825.06</text:p>
          </table:table-cell>
          <table:table-cell office:value-type="float" office:value="835.67" calcext:value-type="float">
            <text:p>835.67</text:p>
          </table:table-cell>
          <table:table-cell office:value-type="float" office:value="1494500" calcext:value-type="float">
            <text:p>1494500</text:p>
          </table:table-cell>
        </table:table-row>
        <table:table-row table:style-name="ro1">
          <table:table-cell office:value-type="string" calcext:value-type="string">
            <text:p>1/26/2017</text:p>
          </table:table-cell>
          <table:table-cell office:value-type="float" office:value="837.81" calcext:value-type="float">
            <text:p>837.81</text:p>
          </table:table-cell>
          <table:table-cell office:value-type="float" office:value="838" calcext:value-type="float">
            <text:p>838</text:p>
          </table:table-cell>
          <table:table-cell office:value-type="float" office:value="827.01" calcext:value-type="float">
            <text:p>827.01</text:p>
          </table:table-cell>
          <table:table-cell office:value-type="float" office:value="832.15" calcext:value-type="float">
            <text:p>832.15</text:p>
          </table:table-cell>
          <table:table-cell office:value-type="float" office:value="2973900" calcext:value-type="float">
            <text:p>2973900</text:p>
          </table:table-cell>
        </table:table-row>
        <table:table-row table:style-name="ro1">
          <table:table-cell office:value-type="string" calcext:value-type="string">
            <text:p>1/27/2017</text:p>
          </table:table-cell>
          <table:table-cell office:value-type="float" office:value="834.71" calcext:value-type="float">
            <text:p>834.71</text:p>
          </table:table-cell>
          <table:table-cell office:value-type="float" office:value="841.95" calcext:value-type="float">
            <text:p>841.95</text:p>
          </table:table-cell>
          <table:table-cell office:value-type="float" office:value="820.44" calcext:value-type="float">
            <text:p>820.44</text:p>
          </table:table-cell>
          <table:table-cell office:value-type="float" office:value="823.31" calcext:value-type="float">
            <text:p>823.31</text:p>
          </table:table-cell>
          <table:table-cell office:value-type="float" office:value="2965800" calcext:value-type="float">
            <text:p>2965800</text:p>
          </table:table-cell>
        </table:table-row>
        <table:table-row table:style-name="ro1">
          <table:table-cell office:value-type="string" calcext:value-type="string">
            <text:p>1/30/2017</text:p>
          </table:table-cell>
          <table:table-cell office:value-type="float" office:value="814.66" calcext:value-type="float">
            <text:p>814.66</text:p>
          </table:table-cell>
          <table:table-cell office:value-type="float" office:value="815.84" calcext:value-type="float">
            <text:p>815.84</text:p>
          </table:table-cell>
          <table:table-cell office:value-type="float" office:value="799.8" calcext:value-type="float">
            <text:p>799.8</text:p>
          </table:table-cell>
          <table:table-cell office:value-type="float" office:value="802.32" calcext:value-type="float">
            <text:p>802.32</text:p>
          </table:table-cell>
          <table:table-cell office:value-type="float" office:value="3246600" calcext:value-type="float">
            <text:p>3246600</text:p>
          </table:table-cell>
        </table:table-row>
        <table:table-row table:style-name="ro1">
          <table:table-cell office:value-type="string" calcext:value-type="string">
            <text:p>1/31/2017</text:p>
          </table:table-cell>
          <table:table-cell office:value-type="float" office:value="796.86" calcext:value-type="float">
            <text:p>796.86</text:p>
          </table:table-cell>
          <table:table-cell office:value-type="float" office:value="801.25" calcext:value-type="float">
            <text:p>801.25</text:p>
          </table:table-cell>
          <table:table-cell office:value-type="float" office:value="790.52" calcext:value-type="float">
            <text:p>790.52</text:p>
          </table:table-cell>
          <table:table-cell office:value-type="float" office:value="796.79" calcext:value-type="float">
            <text:p>796.79</text:p>
          </table:table-cell>
          <table:table-cell office:value-type="float" office:value="2160600" calcext:value-type="float">
            <text:p>2160600</text:p>
          </table:table-cell>
        </table:table-row>
        <table:table-row table:style-name="ro1">
          <table:table-cell table:style-name="ce2" office:value-type="string" calcext:value-type="string">
            <text:p>02/31/0207</text:p>
          </table:table-cell>
          <table:table-cell office:value-type="float" office:value="796.86" calcext:value-type="float">
            <text:p>796.86</text:p>
          </table:table-cell>
          <table:table-cell office:value-type="float" office:value="801.25" calcext:value-type="float">
            <text:p>801.25</text:p>
          </table:table-cell>
          <table:table-cell office:value-type="float" office:value="790.52" calcext:value-type="float">
            <text:p>790.52</text:p>
          </table:table-cell>
          <table:table-cell office:value-type="float" office:value="796.79" calcext:value-type="float">
            <text:p>796.79</text:p>
          </table:table-cell>
          <table:table-cell office:value-type="float" office:value="2160600" calcext:value-type="float">
            <text:p>2160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23:16:33.333715636</dc:date>
    <meta:editing-duration>PT1M19S</meta:editing-duration>
    <meta:editing-cycles>1</meta:editing-cycles>
    <meta:document-statistic meta:table-count="1" meta:cell-count="132" meta:object-count="0"/>
    <meta:generator>LibreOffice/6.0.7.3$Linux_X86_64 LibreOffice_project/00m0$Build-3</meta:generator>
  </office:meta>
</office:document-meta>
</file>